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19e094" officeooo:paragraph-rsid="0019e094" style:font-size-asian="16pt" style:font-weight-asian="bold" style:font-size-complex="16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4pt" fo:font-weight="normal" officeooo:paragraph-rsid="00237287" style:font-size-asian="14pt" style:font-weight-asian="normal" style:font-size-complex="14pt" style:font-weight-complex="normal"/>
    </style:style>
    <style:style style:name="P6" style:family="paragraph" style:parent-style-name="Text_20_body">
      <style:paragraph-properties fo:padding="0.049cm" fo:border="0.06pt solid #d9d9e3"/>
    </style:style>
    <style:style style:name="P7" style:family="paragraph" style:parent-style-name="Text_20_body">
      <style:text-properties fo:font-size="14pt" fo:font-weight="normal" style:font-size-asian="14pt" style:font-weight-asian="normal" style:font-size-complex="14pt" style:font-weight-complex="normal"/>
    </style:style>
    <style:style style:name="P8" style:family="paragraph" style:parent-style-name="Text_20_body" style:list-style-name="L3">
      <style:paragraph-properties fo:margin-top="0cm" fo:margin-bottom="0cm" style:contextual-spacing="false" fo:padding="0.049cm" fo:border="0.06pt solid #d9d9e3"/>
    </style:style>
    <style:style style:name="P9" style:family="paragraph" style:parent-style-name="Text_20_body" style:list-style-name="L3">
      <style:paragraph-properties fo:padding="0.049cm" fo:border="0.06pt solid #d9d9e3"/>
    </style:style>
    <style:style style:name="P10" style:family="paragraph" style:parent-style-name="Text_20_body" style:list-style-name="L4">
      <style:paragraph-properties fo:margin-top="0cm" fo:margin-bottom="0cm" style:contextual-spacing="false" fo:padding="0.049cm" fo:border="0.06pt solid #d9d9e3"/>
    </style:style>
    <style:style style:name="P11" style:family="paragraph" style:parent-style-name="Text_20_body" style:list-style-name="L4">
      <style:paragraph-properties fo:padding="0.049cm" fo:border="0.06pt solid #d9d9e3"/>
    </style:style>
    <style:style style:name="T1" style:family="text">
      <style:text-properties fo:font-size="15pt" fo:font-weight="bold" style:font-size-asian="15pt" style:font-weight-asian="bold" style:font-size-complex="15pt" style:font-weight-complex="bold"/>
    </style:style>
    <style:style style:name="T2"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Non-autoregressive </text:span>text-to-speech (TTS) models are a type of neural network architecture used in the field of speech synthesis. Unlike autoregressive TTS models, which generate speech one audio sample at a time in a sequential manner, non-autoregressive TTS models generate speech in a parallel and faster manner.</text:p>
      <text:p text:style-name="Standard"/>
      <text:p text:style-name="Standard">Here are some key characteristics and advantages of non-autoregressive TTS models:</text:p>
      <text:p text:style-name="Standard"/>
      <text:p text:style-name="Standard">1. Parallel Generation: Non-autoregressive TTS models generate speech frames simultaneously, meaning that they don't have to wait for the previous frame to be generated before producing the next one. This parallelism speeds up the synthesis process significantly compared to autoregressive models.</text:p>
      <text:p text:style-name="Standard"/>
      <text:p text:style-name="Standard">2. Reduced Latency: Because non-autoregressive TTS models generate speech frames in parallel, they have lower latency compared to autoregressive models. This makes them suitable for real-time applications like voice assistants, interactive systems, and more.</text:p>
      <text:p text:style-name="Standard"/>
      <text:p text:style-name="Standard">3. Training Efficiency: Non-autoregressive models are often more computationally efficient during training because they do not require sequential generation, which can be slow and computationally expensive.</text:p>
      <text:p text:style-name="Standard"/>
      <text:p text:style-name="Standard">4. Potential for End-to-End Models: Non-autoregressive TTS models have the potential to be used in end-to-end TTS systems, where the model takes the text input and directly generates the speech waveform, eliminating the need for intermediate steps like mel-spectrogram generation.</text:p>
      <text:p text:style-name="Standard"/>
      <text:p text:style-name="Standard">However, non-autoregressive TTS models also have some limitations and challenges:</text:p>
      <text:p text:style-name="Standard"/>
      <text:p text:style-name="Standard">1. Quality vs. Speed Trade-off: While non-autoregressive models offer speed advantages, they may sacrifice some level of speech quality compared to autoregressive models, especially in terms of naturalness and prosody.</text:p>
      <text:p text:style-name="Standard"/>
      <text:p text:style-name="Standard">2. Training Complexity: Developing non-autoregressive TTS models that can generate high-quality, natural-sounding speech is a challenging research problem. Training such models often requires sophisticated techniques and large amounts of data.</text:p>
      <text:p text:style-name="Standard"/>
      <text:p text:style-name="Standard">3. Error Propagation: Since non-autoregressive models generate speech frames independently, errors in earlier frames can propagate through the sequence, potentially leading to less coherent or less natural-sounding speech.</text:p>
      <text:p text:style-name="Standard"/>
      <text:p text:style-name="Standard">In summary, non-autoregressive text-to-speech models are designed to accelerate the process of speech synthesis by generating speech frames in parallel, offering advantages in terms of speed and reduced latency. However, they may require careful engineering and training to achieve high-quality speech synthesis. Researchers continue to work on improving the quality of non-autoregressive TTS models while maintaining their efficiency.</text:p>
      <text:p text:style-name="Standard"/>
      <text:p text:style-name="Standard"/>
      <text:p text:style-name="P1">What is Latency</text:p>
      <text:p text:style-name="Standard">In the context of text-to-speech (TTS) systems, latency refers to the delay between sending a text input to the TTS model and receiving the synthesized speech output. It is the time it takes for the TTS system to process the input text, generate the corresponding speech waveform, and make it available for playback or other uses.</text:p>
      <text:p text:style-name="Standard"/>
      <text:p text:style-name="Standard"/>
      <text:p text:style-name="P2"><text:soft-page-break/>Explain Autoregressive Teacher Model in details with example</text:p>
      <text:p text:style-name="P2"/>
      <text:p text:style-name="P3">An autoregressive teacher model is a type of neural network used in various sequence generation tasks, including text-to-speech (TTS). It's called "autoregressive" because it generates one element of the output sequence at a time, conditioning each prediction on the previously generated elements. In the context of TTS, an autoregressive teacher model is often employed to help predict the duration of individual phonemes or sub-word units in the input text, and it provides valuable information during the training of TTS models.</text:p>
      <text:p text:style-name="P3"/>
      <text:p text:style-name="P3">Let's break down the concept of an autoregressive teacher model in more detail:</text:p>
      <text:p text:style-name="P3"/>
      <text:p text:style-name="P3">**1. Autoregressive Generation:** Autoregressive models work sequentially, meaning they generate an output sequence one element at a time, starting from the beginning and proceeding to the end. Each element generated depends on the previously generated elements and possibly some additional context or information.</text:p>
      <text:p text:style-name="P3"/>
      <text:p text:style-name="P3">**2. Phoneme/Duration Prediction:** In TTS, one important task is predicting the duration of each phoneme or sub-word unit in the input text. Phonemes are the smallest units of sound in language, and their duration can vary depending on factors like speaking rate and emphasis. The autoregressive teacher model is trained to predict how long each phoneme or sub-word should be spoken.</text:p>
      <text:p text:style-name="P3"/>
      <text:p text:style-name="P3">**3. Example of an Autoregressive Teacher Model:**</text:p>
      <text:p text:style-name="P3"/>
      <text:p text:style-name="P3">Let's say we have the following input text: "Hello, world!"</text:p>
      <text:p text:style-name="P3"/>
      <text:p text:style-name="P3">- The autoregressive teacher model starts by taking the first character "H" as input. It predicts the duration of how long "H" should be spoken and generates the corresponding audio representation for "H."</text:p>
      <text:p text:style-name="P3"/>
      <text:p text:style-name="P3">- Then, it takes "e" as input, predicts its duration, and generates the audio for "e."</text:p>
      <text:p text:style-name="P3"/>
      <text:p text:style-name="P3">- This process continues for each character or phoneme in the input text, incrementally predicting durations and generating audio representations.</text:p>
      <text:p text:style-name="P3"/>
      <text:p text:style-name="P3">Here's a simplified illustration of the autoregressive process:</text:p>
      <text:p text:style-name="P3"/>
      <text:p text:style-name="P3">Input Text: "Hello, world!"</text:p>
      <text:p text:style-name="P3"/>
      <text:p text:style-name="P3">1. Predict duration and generate audio for "H."</text:p>
      <text:p text:style-name="P3">2. Predict duration and generate audio for "e."</text:p>
      <text:p text:style-name="P3">3. Predict duration and generate audio for "l."</text:p>
      <text:p text:style-name="P3">4. Predict duration and generate audio for "l."</text:p>
      <text:p text:style-name="P3"><text:soft-page-break/>5. Predict duration and generate audio for "o."</text:p>
      <text:p text:style-name="P3">6. Predict duration and generate audio for "," (comma).</text:p>
      <text:p text:style-name="P3">7. Predict duration and generate audio for " " (space).</text:p>
      <text:p text:style-name="P3">8. Predict duration and generate audio for "w."</text:p>
      <text:p text:style-name="P3">9. Predict duration and generate audio for "o."</text:p>
      <text:p text:style-name="P3">10. Predict duration and generate audio for "r."</text:p>
      <text:p text:style-name="P3">11. Predict duration and generate audio for "l."</text:p>
      <text:p text:style-name="P3">12. Predict duration and generate audio for "d."</text:p>
      <text:p text:style-name="P3">13. Predict duration and generate audio for "!"</text:p>
      <text:p text:style-name="P3"/>
      <text:p text:style-name="P3">As you can see, the autoregressive teacher model generates the duration and audio for each unit sequentially, taking into account the previous elements generated. This information about duration is crucial for producing natural and expressive speech when converting text to speech. The autoregressive teacher model helps the TTS system know how long each part of the text should be spoken, which is a key factor in achieving high-quality synthetic speech.</text:p>
      <text:p text:style-name="P3"/>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Knowledge distillation is a technique used in machine learning to transfer knowledge from one model (the teacher) to another model (the student) in order to improve the student model's performance. It is particularly useful when you have a large, complex teacher model and you want to create a smaller, more efficient student model. Knowledge distillation can also be used to simplify the data distribution in the output, as mentioned in your question.</text:p>
      <text:p text:style-name="P3"/>
      <text:p text:style-name="P3">Here's a detailed explanation of knowledge distillation:</text:p>
      <text:p text:style-name="P3"><text:soft-page-break/></text:p>
      <text:p text:style-name="P3">1. **Teacher Model**: The teacher model is typically a large, well-trained model that has learned to make accurate predictions on a given task. In the context of FastSpeech or other text-to-speech (TTS) models, the teacher model may be capable of generating high-quality speech from text inputs.</text:p>
      <text:p text:style-name="P3"/>
      <text:p text:style-name="P3">2. **Student Model**: The student model is a smaller, less complex model that you want to train to perform the same task as the teacher model. The student model may have fewer parameters and be more computationally efficient.</text:p>
      <text:p text:style-name="P3"/>
      <text:p text:style-name="P3">3. **Training Data**: Both the teacher and student models are trained on the same dataset, which contains input-output pairs for the task at hand. In TTS, this dataset might consist of text and corresponding audio recordings.</text:p>
      <text:p text:style-name="P3"/>
      <text:p text:style-name="P3">4. **Knowledge Transfer**: Instead of training the student model from scratch, you use the teacher model to guide the student's training. During the training process, the student model not only learns from the training data but also tries to mimic the behavior of the teacher model. This is done by using the teacher's predictions as additional targets for the student.</text:p>
      <text:p text:style-name="P3"/>
      <text:p text:style-name="P3">5. **Loss Function**: The loss function used during training incorporates two components:</text:p>
      <text:p text:style-name="P3"><text:s text:c="3"/>- **Traditional Loss**: This part of the loss function measures how well the student model can predict the target values (e.g., speech spectrograms or duration predictions) from the training data.</text:p>
      <text:p text:style-name="P3"><text:s text:c="3"/>- **Distillation Loss**: This part of the loss function measures the similarity between the student model's predictions and the teacher model's predictions on the same inputs. It encourages the student to produce outputs that are not only accurate but also similar to those of the teacher.</text:p>
      <text:p text:style-name="P3"/>
      <text:p text:style-name="P3">6. **Temperature Parameter**: Knowledge distillation often involves a temperature parameter that controls the softness of the teacher's knowledge. A higher temperature makes the teacher's predictions more uncertain and allows the student to explore a wider range of possibilities.</text:p>
      <text:p text:style-name="P3"/>
      <text:p text:style-name="P3">7. **Training Process**: The training process iteratively updates the student model's parameters using the combined loss function. Over time, the student model learns to produce outputs that are both accurate according to the training data and consistent with the teacher's predictions.</text:p>
      <text:p text:style-name="P3"/>
      <text:p text:style-name="P3">8. **Resulting Model**: Once the training is complete, you have a student model that has been distilled with the knowledge of the teacher model. This student model is typically smaller and faster to run than the teacher model but should still perform well on the task.</text:p>
      <text:p text:style-name="P3"/>
      <text:p text:style-name="P3"><text:soft-page-break/>In the context of FastSpeech and TTS, knowledge distillation helps simplify the data distribution in the output by ensuring that the student model's generated speech is more aligned with the high-quality speech produced by the teacher model, addressing issues like the "one-to-many mapping problem" where multiple speech variations correspond to the same text.</text:p>
      <text:p text:style-name="P3"/>
      <text:p text:style-name="P3"/>
      <text:p text:style-name="P3"/>
      <text:p text:style-name="P3"/>
      <text:p text:style-name="P3"/>
      <text:p text:style-name="P3"/>
      <text:p text:style-name="P3"/>
      <text:p text:style-name="P7">FastSpeech, a non-autoregressive Text-to-Speech (TTS) model, addresses the one-to-many mapping problem in TTS, where multiple valid speech waveforms can correspond to a single text input. It uses two main strategies to alleviate this issue: knowledge distillation and duration prediction. While these strategies are effective, they come with certain disadvantages, as you've mentioned. Let's delve into these aspects in more detail:</text:p>
      <text:list xml:id="list3039344334" text:style-name="L3">
        <text:list-item>
          <text:p text:style-name="P9"><text:span text:style-name="Strong_20_Emphasis"><text:span text:style-name="T2">Reducing Data Variance with Knowledge Distillation</text:span></text:span>:</text:p>
          <text:list>
            <text:list-item>
              <text:p text:style-name="P9"><text:span text:style-name="Strong_20_Emphasis"><text:span text:style-name="T2">Background</text:span></text:span>: In traditional autoregressive TTS models, mel-spectrogram sequences are generated autoregressively, which means one frame is generated at a time. This process is inherently slow and doesn't exploit parallelism effectively.</text:p>
            </text:list-item>
            <text:list-item>
              <text:p text:style-name="P9"><text:span text:style-name="Strong_20_Emphasis"><text:span text:style-name="T2">FastSpeech Approach</text:span></text:span>: FastSpeech simplifies the generation process by using an autoregressive teacher model to generate mel-spectrogram sequences. These teacher-generated mel-spectrograms are then used as targets during training the non-autoregressive student model.</text:p>
            </text:list-item>
            <text:list-item>
              <text:p text:style-name="P9"><text:span text:style-name="Strong_20_Emphasis"><text:span text:style-name="T2">Disadvantages</text:span></text:span>:</text:p>
              <text:list>
                <text:list-item>
                  <text:p text:style-name="P8"><text:span text:style-name="Emphasis"><text:span text:style-name="T2">Information Loss</text:span></text:span>: The teacher model's generated mel-spectrograms may not be as accurate as ground-truth ones. The quality of the audio synthesized from these generated mel-spectrograms can be lower than when using ground-truth data.</text:p>
                </text:list-item>
                <text:list-item>
                  <text:p text:style-name="P8"><text:span text:style-name="Emphasis"><text:span text:style-name="T2">Complex Training Pipeline</text:span></text:span>: The two-stage teacher-student training pipeline adds complexity to the training process, making it less straightforward compared to end-to-end training.</text:p>
                </text:list-item>
              </text:list>
            </text:list-item>
          </text:list>
        </text:list-item>
        <text:list-item>
          <text:p text:style-name="P9"><text:span text:style-name="Strong_20_Emphasis"><text:span text:style-name="T2">Introducing Duration Information</text:span></text:span>:</text:p>
          <text:list>
            <text:list-item>
              <text:p text:style-name="P9"><text:span text:style-name="Strong_20_Emphasis"><text:span text:style-name="T2">Background</text:span></text:span>: In TTS, accurately modeling the duration of phonemes and prosody is essential to produce natural-sounding speech.</text:p>
            </text:list-item>
            <text:list-item>
              <text:p text:style-name="P9"><text:span text:style-name="Strong_20_Emphasis"><text:span text:style-name="T2">FastSpeech Approach</text:span></text:span>: FastSpeech introduces duration information extracted from the attention maps of the teacher model. These attention maps provide insights into <text:soft-page-break/>how the teacher model aligns text tokens with mel-spectrogram frames. The duration information is then used to expand the text sequence to match the length of the mel-spectrogram sequence.</text:p>
            </text:list-item>
            <text:list-item>
              <text:p text:style-name="P9"><text:span text:style-name="Strong_20_Emphasis"><text:span text:style-name="T2">Disadvantages</text:span></text:span>:</text:p>
              <text:list>
                <text:list-item>
                  <text:p text:style-name="P9"><text:span text:style-name="Emphasis"><text:span text:style-name="T2">Accuracy of Duration Prediction</text:span></text:span>: The duration extracted from the attention maps of the teacher model might not be perfectly accurate. Errors in duration prediction can lead to unnatural prosody and pacing in the synthesized speech.</text:p>
                </text:list-item>
              </text:list>
            </text:list-item>
          </text:list>
        </text:list-item>
      </text:list>
      <text:p text:style-name="P6">In summary, while FastSpeech's knowledge distillation and duration prediction strategies help address the one-to-many mapping problem in TTS, they do have drawbacks:</text:p>
      <text:list xml:id="list722517956" text:style-name="L4">
        <text:list-item>
          <text:p text:style-name="P10"><text:span text:style-name="Strong_20_Emphasis"><text:span text:style-name="T2">Information Loss</text:span></text:span>: The use of teacher-generated mel-spectrograms may lead to a loss of quality compared to ground-truth targets.</text:p>
        </text:list-item>
        <text:list-item>
          <text:p text:style-name="P10"><text:span text:style-name="Strong_20_Emphasis"><text:span text:style-name="T2">Complex Training Pipeline</text:span></text:span>: The two-stage training process can be more complex to implement than end-to-end training.</text:p>
        </text:list-item>
        <text:list-item>
          <text:p text:style-name="P11"><text:span text:style-name="Strong_20_Emphasis"><text:span text:style-name="T2">Duration Prediction Accuracy</text:span></text:span>: The accuracy of duration prediction from the attention maps may not be perfect, potentially resulting in unnatural speech prosody.</text:p>
        </text:list-item>
      </text:list>
      <text:p text:style-name="P3"/>
      <text:p text:style-name="P3"/>
      <text:p text:style-name="P3"/>
      <text:p text:style-name="P3"/>
      <text:p text:style-name="P3"/>
      <text:p text:style-name="P3"/>
      <text:p text:style-name="P3"/>
      <text:p text:style-name="P3"/>
      <text:p text:style-name="P3">Pitch is a fundamental perceptual and acoustic attribute of sound, particularly in the context of speech and music. It refers to the perceived highness or lowness of a sound and is often associated with the concept of frequency in the field of acoustics. Here's a more detailed explanation of pitch:</text:p>
      <text:p text:style-name="P3"/>
      <text:p text:style-name="P3">1. **Perceptual Aspect**:</text:p>
      <text:p text:style-name="P3"><text:s text:c="3"/>- Pitch is how our brains interpret the frequency of an auditory signal. When you listen to a sound, your brain processes it and determines whether it sounds high or low in pitch.</text:p>
      <text:p text:style-name="P3"><text:s text:c="3"/>- High-pitched sounds are associated with high frequencies, and low-pitched sounds are associated with low frequencies.</text:p>
      <text:p text:style-name="P3"/>
      <text:p text:style-name="P3">2. **Acoustic Aspect**:</text:p>
      <text:p text:style-name="P3"><text:s text:c="3"/>- From an acoustic perspective, pitch is determined by the fundamental frequency (F0) of a sound wave. The fundamental frequency is the lowest frequency component of a complex sound.</text:p>
      <text:p text:style-name="P3"><text:soft-page-break/><text:s text:c="3"/>- In simple terms, the rate at which a sound wave vibrates determines its pitch. A sound wave with a high frequency vibrates rapidly and is perceived as high-pitched, while a low-frequency wave vibrates more slowly and is perceived as low-pitched.</text:p>
      <text:p text:style-name="P3"/>
      <text:p text:style-name="P3">3. **Frequency and Pitch Relationship**:</text:p>
      <text:p text:style-name="P3"><text:s text:c="3"/>- Pitch and frequency are related in a roughly linear manner, but pitch perception is not a straightforward function of frequency. This means that doubling the frequency doesn't necessarily result in a perception of pitch that is exactly one octave higher.</text:p>
      <text:p text:style-name="P3"><text:s text:c="3"/>- Human pitch perception is logarithmic, which means that small changes in frequency result in larger changes in perceived pitch at lower frequencies than at higher frequencies.</text:p>
      <text:p text:style-name="P3"/>
      <text:p text:style-name="P3">4. **Importance in Speech and Music**:</text:p>
      <text:p text:style-name="P3"><text:s text:c="3"/>- In speech, pitch is a crucial aspect of prosody. It conveys information related to a speaker's emotional state, linguistic stress, intonation, and emphasis. For example, rising pitch at the end of a sentence often indicates a question, while falling pitch indicates a statement.</text:p>
      <text:p text:style-name="P3"><text:s text:c="3"/>- In music, pitch is the foundation of melody and harmony. Different pitches create melodies, and combinations of pitches form harmonies, which are central to the structure and emotional impact of music.</text:p>
      <text:p text:style-name="P3"/>
      <text:p text:style-name="P3">5. **Pitch in Music**:</text:p>
      <text:p text:style-name="P3"><text:s text:c="3"/>- In music theory, pitches are typically represented by notes (e.g., A, B, C) and are organized into scales and octaves. A440, for example, represents the A note with a frequency of 440 Hz, which is a widely used reference point in music.</text:p>
      <text:p text:style-name="P3"/>
      <text:p text:style-name="P3">6. **Measurement of Pitch**:</text:p>
      <text:p text:style-name="P3"><text:s text:c="3"/>- In acoustics, pitch is measured in Hertz (Hz), with higher values corresponding to higher pitches. The human range of pitch perception generally spans from about 20 Hz (very low-pitched) to around 20,000 Hz (very high-pitched). However, the practical range for musical and speech purposes is typically narrower.</text:p>
      <text:p text:style-name="P3"/>
      <text:p text:style-name="P3">In summary, pitch is a fundamental attribute of sound and plays a crucial role in how we perceive and interpret auditory information. It is a complex perceptual phenomenon that is closely related to the frequency of sound waves and has significant implications in both speech and music.</text:p>
      <text:p text:style-name="P3"/>
      <text:p text:style-name="P3"/>
      <text:p text:style-name="P3"/>
      <text:p text:style-name="P3"/>
      <text:p text:style-name="P3"/>
      <text:p text:style-name="P3"/>
      <text:p text:style-name="P3"/>
      <text:p text:style-name="P3"/>
      <text:p text:style-name="P3"/>
      <text:p text:style-name="P3"><text:soft-page-break/>In the context of speech synthesis and non-autoregressive Text-to-Speech (TTS) models, "variance in speech" typically refers to the natural variations and nuances that occur in the acoustic properties of spoken language. These variations encompass a range of factors that make each instance of speech unique, even when the same text is spoken by the same speaker. Here's a breakdown of the concept:</text:p>
      <text:p text:style-name="P3"/>
      <text:p text:style-name="P3">1. **Prosodic Variance**:</text:p>
      <text:p text:style-name="P3"><text:s text:c="3"/>- Prosody refers to the rhythm, intonation, and expression in speech. Variance in prosody includes changes in pitch, rhythm, and stress patterns.</text:p>
      <text:p text:style-name="P3"><text:s text:c="3"/>- For example, when a person speaks a sentence, they may vary their pitch to convey different emotions or intonations, such as asking a question (rising pitch) or making a statement (falling pitch).</text:p>
      <text:p text:style-name="P3"/>
      <text:p text:style-name="P3">2. **Duration Variance**:</text:p>
      <text:p text:style-name="P3"><text:s text:c="3"/>- The duration of speech sounds, syllables, and words can vary significantly depending on context, emphasis, and speaking style.</text:p>
      <text:p text:style-name="P3"><text:s text:c="3"/>- For instance, some words or syllables may be pronounced more quickly or slowly to emphasize or deemphasize them.</text:p>
      <text:p text:style-name="P3"/>
      <text:p text:style-name="P3">3. **Spectral Variance**:</text:p>
      <text:p text:style-name="P3"><text:s text:c="3"/>- Speech sounds can exhibit spectral variations related to the characteristics of the speaker's vocal tract, the phonemes being produced, and the surrounding phonetic context.</text:p>
      <text:p text:style-name="P3"><text:s text:c="3"/>- These spectral variations contribute to the distinctive quality of individual voices and accents.</text:p>
      <text:p text:style-name="P3"/>
      <text:p text:style-name="P3">4. **Articulatory Variance**:</text:p>
      <text:p text:style-name="P3"><text:s text:c="3"/>- Variations in the articulatory movements of the vocal tract, tongue, lips, and other speech organs also influence the acoustic properties of speech.</text:p>
      <text:p text:style-name="P3"><text:s text:c="3"/>- Differences in articulatory gestures result in variations in speech sounds and quality.</text:p>
      <text:p text:style-name="P3"/>
      <text:p text:style-name="P3">5. **Emotional Variance**:</text:p>
      <text:p text:style-name="P3"><text:s text:c="3"/>- A speaker's emotional state can lead to variations in speech, such as faster speech when excited or slower speech when calm.</text:p>
      <text:p text:style-name="P3"><text:s text:c="3"/>- Emotions can also affect pitch, loudness, and voice quality.</text:p>
      <text:p text:style-name="P3"/>
      <text:p text:style-name="P3">6. **Contextual Variance**:</text:p>
      <text:p text:style-name="P3"><text:s text:c="3"/>- The same text may be spoken differently in various contexts. For example, the pronunciation of acronyms, names, or foreign words may vary based on the surrounding words and the speaker's familiarity with the terms.</text:p>
      <text:p text:style-name="P3"/>
      <text:p text:style-name="P3">In non-autoregressive TTS, the challenge lies in generating speech that captures these variances naturally. Since non-autoregressive models generate speech in parallel, they don't have the benefit of sequentially adjusting for these nuances as autoregressive <text:soft-page-break/>models do. Consequently, additional techniques, such as prosody modeling, pitch prediction, and duration prediction (as mentioned in your previous questions), are often employed to improve the naturalness and expressiveness of the synthesized speech. These techniques aim to ensure that the generated speech retains the prosodic and acoustic variations that make it sound more human-like and contextually appropriate.</text:p>
      <text:p text:style-name="P3"/>
      <text:p text:style-name="P3"/>
      <text:p text:style-name="P3"/>
      <text:p text:style-name="P3"/>
      <text:p text:style-name="P3"/>
      <text:p text:style-name="P3"/>
      <text:p text:style-name="P3"/>
      <text:p text:style-name="P3"/>
      <text:p text:style-name="P3"/>
      <text:p text:style-name="P3"/>
      <text:p text:style-name="P3"/>
      <text:p text:style-name="P3">The passage you've provided describes the architecture and key improvements of FastSpeech 2, a non-autoregressive Text-to-Speech (TTS) model. I'll explain the details of the model architecture and its innovations step by step:</text:p>
      <text:p text:style-name="P3"/>
      <text:p text:style-name="P3">**1. Encoder-Decoder Architecture**:</text:p>
      <text:p text:style-name="P3"><text:s text:c="3"/>- FastSpeech 2 employs an encoder-decoder architecture for TTS. The encoder takes a sequence of phoneme embeddings (representation of the input text in terms of phonemes) and transforms it into a hidden sequence.</text:p>
      <text:p text:style-name="P3"><text:s text:c="3"/>- The mel-spectrogram decoder takes this hidden sequence and generates mel-spectrogram frames in parallel.</text:p>
      <text:p text:style-name="P3"/>
      <text:p text:style-name="P3">**2. Variance Adaptor**:</text:p>
      <text:p text:style-name="P3"><text:s text:c="3"/>- The variance adaptor is a critical component of FastSpeech 2, and it plays a crucial role in addressing the challenges of non-autoregressive TTS. It adds variance information, including duration, pitch, and energy, to the hidden sequence generated by the encoder.</text:p>
      <text:p text:style-name="P3"/>
      <text:p text:style-name="P3">**3. Basic Structure - Feed-Forward Transformer Block**:</text:p>
      <text:p text:style-name="P3"><text:s text:c="3"/>- Both the encoder and the mel-spectrogram decoder are built using feed-forward Transformer blocks. These blocks consist of self-attention layers (as introduced in the original Transformer model) and 1D-convolutions.</text:p>
      <text:p text:style-name="P3"><text:s text:c="3"/>- This architecture allows for parallel processing and efficient modeling of sequential data.</text:p>
      <text:p text:style-name="P3"/>
      <text:p text:style-name="P3">**4. Improvements Over FastSpeech (Ren et al., 2019)**:</text:p>
      <text:p text:style-name="P3"/>
      <text:p text:style-name="P3"><text:s text:c="3"/>- **Removal of Teacher-Student Distillation**:</text:p>
      <text:p text:style-name="P3"><text:soft-page-break/><text:s text:c="5"/>- FastSpeech 2 eliminates the teacher-student distillation pipeline used in the original FastSpeech model. Instead, it directly uses ground-truth mel-spectrograms as training targets.</text:p>
      <text:p text:style-name="P3"><text:s text:c="5"/>- This avoids information loss that can occur during the distillation process and enhances the upper bound of voice quality.</text:p>
      <text:p text:style-name="P3"/>
      <text:p text:style-name="P3"><text:s text:c="3"/>- **Variance Adaptor with Duration, Pitch, and Energy Predictors**:</text:p>
      <text:p text:style-name="P3"><text:s text:c="5"/>- The variance adaptor in FastSpeech 2 includes not only a duration predictor but also pitch and energy predictors.</text:p>
      <text:p text:style-name="P3"><text:s text:c="5"/>- The duration predictor uses phoneme durations obtained through forced alignment (a technique for aligning phonemes with audio) as training targets. This is found to be more accurate than using durations extracted from the attention map of an autoregressive teacher model.</text:p>
      <text:p text:style-name="P3"><text:s text:c="5"/>- Pitch and energy predictors provide additional variance information, which helps address the one-to-many mapping problem in TTS by allowing the model to capture different prosodic variations.</text:p>
      <text:p text:style-name="P3"/>
      <text:p text:style-name="P3"><text:s text:c="3"/>- **FastSpeech 2s for End-to-End Speech Generation**:</text:p>
      <text:p text:style-name="P3"><text:s text:c="5"/>- FastSpeech 2 introduces FastSpeech 2s, which is designed for fully end-to-end speech generation. In this variant, the model directly generates the waveform from text, bypassing the need for a separate mel-spectrogram generation (acoustic model) and waveform generation (vocoder) stages.</text:p>
      <text:p text:style-name="P3"><text:s text:c="5"/>- This simplifies the training pipeline and moves closer to a fully end-to-end TTS system.</text:p>
      <text:p text:style-name="P3"/>
      <text:p text:style-name="P3">Overall, FastSpeech 2 represents an advancement in non-autoregressive TTS by improving the training process, enhancing the variance adaptor with additional predictors, and offering an end-to-end variant for waveform generation directly from text. These innovations aim to improve the quality and efficiency of synthesized speech, making it more natural and expressiv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he passage you provided discusses how FastSpeech 2 handles pitch prediction, which is crucial for generating natural and expressive speech in Text-to-Speech (TTS) systems. It describes a novel approach that involves the use of continuous wavelet transform (CWT) to better predict variations in pitch contour. Let's break down the details of this approach:</text:p>
      <text:p text:style-name="P3"/>
      <text:p text:style-name="P3">**1. Pitch Prediction in TTS**:</text:p>
      <text:p text:style-name="P3"/>
      <text:p text:style-name="P3"><text:s text:c="3"/>- Pitch (fundamental frequency, F0) is a critical aspect of speech prosody, and accurately predicting it is essential for generating natural-sounding speech. Pitch variations convey information about intonation, emphasis, and emotional content.</text:p>
      <text:p text:style-name="P3"/>
      <text:p text:style-name="P3">**2. Limitations of Direct Pitch Contour Prediction**:</text:p>
      <text:p text:style-name="P3"/>
      <text:p text:style-name="P3"><text:s text:c="3"/>- Previous neural network-based TTS systems attempted to predict the pitch contour directly from the input text. However, this approach faces challenges because the ground-truth pitch contours can exhibit high variations, making it challenging to predict accurately.</text:p>
      <text:p text:style-name="P3"><text:s text:c="3"/>- The distribution of predicted pitch values often differed significantly from the ground-truth distribution due to these variations.</text:p>
      <text:p text:style-name="P3"/>
      <text:p text:style-name="P3">**3. Continuous Wavelet Transform (CWT)**:</text:p>
      <text:p text:style-name="P3"/>
      <text:p text:style-name="P3"><text:s text:c="3"/>- To address the limitations mentioned above, FastSpeech 2 introduces the use of continuous wavelet transform (CWT). CWT is a mathematical technique used for signal analysis that decomposes a continuous signal into different frequency components at different time scales.</text:p>
      <text:p text:style-name="P3"/>
      <text:p text:style-name="P3">**4. Pitch Spectrogram**:</text:p>
      <text:p text:style-name="P3"/>
      <text:p text:style-name="P3"><text:s text:c="3"/>- FastSpeech 2 applies CWT to decompose the continuous pitch series (pitch contour) into a pitch spectrogram. This spectrogram represents how pitch varies not just over time but also across different frequency components.</text:p>
      <text:p text:style-name="P3"/>
      <text:p text:style-name="P3">**5. Training Target for Pitch Predictor**:</text:p>
      <text:p text:style-name="P3"/>
      <text:p text:style-name="P3"><text:s text:c="3"/>- Instead of directly predicting the pitch contour, the model predicts the pitch spectrogram as the training target for the pitch predictor. This is done to better capture the variations in pitch.</text:p>
      <text:p text:style-name="P3"><text:s text:c="3"/>- The pitch predictor is trained using a Mean Squared Error (MSE) loss to minimize the difference between the predicted and ground-truth pitch spectrograms.</text:p>
      <text:p text:style-name="P3"/>
      <text:p text:style-name="P3">**6. Inference Process**:</text:p>
      <text:p text:style-name="P3"/>
      <text:p text:style-name="P3"><text:soft-page-break/><text:s text:c="3"/>- During inference (speech synthesis), the pitch predictor predicts the pitch spectrogram. This spectrogram is then converted back into a pitch contour using inverse continuous wavelet transform (iCWT).</text:p>
      <text:p text:style-name="P3"><text:s text:c="3"/>- The use of CWT and iCWT allows the model to handle variations in pitch more effectively, resulting in more natural-sounding speech.</text:p>
      <text:p text:style-name="P3"/>
      <text:p text:style-name="P3">**7. Quantization of Pitch F0**:</text:p>
      <text:p text:style-name="P3"/>
      <text:p text:style-name="P3"><text:s text:c="3"/>- To incorporate the predicted or ground-truth pitch contour into both the training and inference processes, FastSpeech 2 quantizes the pitch F0 values. This quantization involves mapping the continuous pitch values to a discrete set of 256 possible values in log-scale.</text:p>
      <text:p text:style-name="P3"><text:s text:c="3"/>- The quantized pitch values are further converted into a pitch embedding vector, denoted as 'p,' which is added to the expanded hidden sequence. This embedding vector helps the model consider pitch information during synthesis.</text:p>
      <text:p text:style-name="P3"/>
      <text:p text:style-name="P3">In summary, FastSpeech 2's approach to pitch prediction leverages continuous wavelet transform (CWT) to handle variations in pitch contour more effectively. By predicting and working with pitch spectrograms rather than direct pitch contours, the model can better capture the nuances and variations in pitch, contributing to the naturalness and expressiveness of the synthesized speech.</text:p>
      <text:p text:style-name="P3"/>
      <text:p text:style-name="P3"/>
      <text:p text:style-name="P3"/>
      <text:p text:style-name="P3"/>
      <text:p text:style-name="P3"/>
      <text:p text:style-name="P3"/>
      <text:p text:style-name="P3">The passage you provided describes how FastSpeech 2 handles the prediction and incorporation of energy information, which is important for synthesizing speech with natural prosody and loudness variations. Here's a detailed explanation of this process:</text:p>
      <text:p text:style-name="P3"/>
      <text:p text:style-name="P3">**1. Amplitude Energy Computation**:</text:p>
      <text:p text:style-name="P3"/>
      <text:p text:style-name="P3"><text:s text:c="3"/>- FastSpeech 2 starts by computing the energy of each short-time Fourier transform (STFT) frame in the speech signal. The energy of a frame is determined by calculating the L2-norm (Euclidean norm) of the amplitude values within that frame.</text:p>
      <text:p text:style-name="P3"/>
      <text:p text:style-name="P3">**2. Quantization of Energy**:</text:p>
      <text:p text:style-name="P3"/>
      <text:p text:style-name="P3"><text:s text:c="3"/>- Once the energy for each frame is computed, FastSpeech 2 quantizes the energy values. Quantization involves mapping the continuous energy values to a discrete set of 256 possible values. This quantization is done uniformly, meaning that the energy range is divided into equal intervals, and each frame's energy is assigned to the closest quantized value.</text:p>
      <text:p text:style-name="P3"><text:s text:c="3"/></text:p>
      <text:p text:style-name="P3"><text:soft-page-break/><text:s text:c="3"/>- This quantization step simplifies the representation of energy while still preserving important energy-related information.</text:p>
      <text:p text:style-name="P3"/>
      <text:p text:style-name="P3">**3. Energy Embedding e**:</text:p>
      <text:p text:style-name="P3"/>
      <text:p text:style-name="P3"><text:s text:c="3"/>- After quantization, the quantized energy values are further encoded into an energy embedding vector, denoted as 'e.' This embedding vector serves as a compact representation of the energy information for each frame.</text:p>
      <text:p text:style-name="P3"/>
      <text:p text:style-name="P3">**4. Incorporating Energy Information**:</text:p>
      <text:p text:style-name="P3"/>
      <text:p text:style-name="P3"><text:s text:c="3"/>- Similar to how pitch information is incorporated into the expanded hidden sequence using a pitch embedding vector ('p'), the energy embedding vector ('e') is added to the expanded hidden sequence. This addition allows the model to consider energy information during the synthesis process.</text:p>
      <text:p text:style-name="P3"/>
      <text:p text:style-name="P3">**5. Energy Predictor**:</text:p>
      <text:p text:style-name="P3"/>
      <text:p text:style-name="P3"><text:s text:c="3"/>- FastSpeech 2 includes an energy predictor, which is a neural network component responsible for predicting the original (continuous) values of energy for each frame. This predictor takes the expanded hidden sequence, which now includes the energy embedding, as input.</text:p>
      <text:p text:style-name="P3"><text:s text:c="3"/></text:p>
      <text:p text:style-name="P3"><text:s text:c="3"/>- The energy predictor is trained to output energy values that are as close as possible to the original, unquantized energy values for each frame.</text:p>
      <text:p text:style-name="P3"/>
      <text:p text:style-name="P3">**6. Loss Function**:</text:p>
      <text:p text:style-name="P3"/>
      <text:p text:style-name="P3"><text:s text:c="3"/>- To train the energy predictor, FastSpeech 2 uses a Mean Squared Error (MSE) loss function. The MSE loss measures the difference between the predicted energy values and the ground-truth (continuous) energy values.</text:p>
      <text:p text:style-name="P3"><text:s text:c="3"/></text:p>
      <text:p text:style-name="P3"><text:s text:c="3"/>- The goal of this training is to minimize the difference between the quantized energy used during synthesis and the true energy values, ensuring that the synthesized speech maintains the desired loudness variations.</text:p>
      <text:p text:style-name="P3"/>
      <text:p text:style-name="P3">In summary, FastSpeech 2's approach to handling energy information involves quantizing the energy of each STFT frame, encoding it into an energy embedding, and using an energy predictor to predict the original energy values. This process ensures that the model considers loudness variations during speech synthesis, contributing to the naturalness and expressiveness of the synthesized speech.</text:p>
      <text:p text:style-name="P3"/>
      <text:p text:style-name="P3"/>
      <text:p text:style-name="P3"/>
      <text:p text:style-name="P3"/>
      <text:p text:style-name="P3"><text:soft-page-break/></text:p>
      <text:p text:style-name="P3">Pushing a Text-to-Speech (TTS) pipeline toward a fully end-to-end framework, where the model directly generates waveform from text, is a challenging task due to several factors. The passage mentions two key challenges, and I'll explain each of them in detail:</text:p>
      <text:p text:style-name="P3"/>
      <text:p text:style-name="P3">**1. Information Gap Between Text and Waveform**:</text:p>
      <text:p text:style-name="P3"/>
      <text:p text:style-name="P3"><text:s text:c="3"/>- In a traditional TTS pipeline, the process involves converting text into intermediate representations such as mel-spectrograms or other spectro-temporal representations before generating waveform.</text:p>
      <text:p text:style-name="P3"><text:s text:c="3"/></text:p>
      <text:p text:style-name="P3"><text:s text:c="3"/>- The primary challenge when moving to a fully end-to-end framework is that the waveform contains more information, including phase information, than mel-spectrograms. Phase information is crucial for capturing fine-grained details of the waveform, such as the exact timing of oscillations.</text:p>
      <text:p text:style-name="P3"><text:s text:c="3"/></text:p>
      <text:p text:style-name="P3"><text:s text:c="3"/>- In contrast, spectrogram representations, like mel-spectrograms, are magnitude representations and do not capture phase information. Therefore, there's a significant "information gap" between the textual input and the waveform output, making it challenging for the model to directly generate waveform that faithfully represents the intended speech signal.</text:p>
      <text:p text:style-name="P3"/>
      <text:p text:style-name="P3"><text:s text:c="3"/>- Capturing phase information directly from text is a complex problem and requires a deep understanding of the intricate relationships between linguistic features and the acoustic properties of speech.</text:p>
      <text:p text:style-name="P3"/>
      <text:p text:style-name="P3">**2. Training on Partial Text Sequences and Long Waveforms**:</text:p>
      <text:p text:style-name="P3"/>
      <text:p text:style-name="P3"><text:s text:c="3"/>- Another major challenge is the practical limitation of training on long audio clips that correspond to full text sequences. Generating audio samples for an entire text sequence can result in extremely long waveforms.</text:p>
      <text:p text:style-name="P3"><text:s text:c="3"/></text:p>
      <text:p text:style-name="P3"><text:s text:c="3"/>- Working with these long waveforms presents computational and memory challenges, especially when training neural networks on GPUs. GPU memory limitations can prevent training on full-length audio clips in a single pass.</text:p>
      <text:p text:style-name="P3"/>
      <text:p text:style-name="P3"><text:s text:c="3"/>- As a workaround, TTS models are often trained on shorter audio clips that correspond to partial text sequences. This "chunking" of the training data helps manage GPU memory usage but introduces complications:</text:p>
      <text:p text:style-name="P3"><text:s text:c="5"/>- It becomes difficult for the model to capture the relationships among phonemes or linguistic features in different partial text sequences.</text:p>
      <text:p text:style-name="P3"><text:s text:c="5"/>- The model may struggle to maintain coherent prosody and timing across transitions between partial sequences.</text:p>
      <text:p text:style-name="P3"/>
      <text:p text:style-name="P3"><text:soft-page-break/>To address these challenges, researchers in end-to-end TTS are exploring various techniques, such as:</text:p>
      <text:p text:style-name="P3"/>
      <text:p text:style-name="P3">- **Parallel WaveGAN and Variational Inference**: These techniques aim to model and generate waveforms directly in a parallelizable manner, mitigating some of the challenges associated with long waveforms.</text:p>
      <text:p text:style-name="P3"/>
      <text:p text:style-name="P3">- **Data Augmentation**: Augmenting training data by creating variations in speech data, text, or both can help improve model generalization and the ability to handle different linguistic contexts.</text:p>
      <text:p text:style-name="P3"/>
      <text:p text:style-name="P3">- **Hierarchical Models**: Using hierarchical models that first generate high-level prosodic information and then condition the waveform generation on this information can help bridge the information gap between text and waveform.</text:p>
      <text:p text:style-name="P3"/>
      <text:p text:style-name="P3">- **Hybrid Approaches**: Combining the strengths of end-to-end models with traditional TTS pipelines can strike a balance between generating waveforms directly and leveraging intermediate representations for improved quality and flexibility.</text:p>
      <text:p text:style-name="P3"/>
      <text:p text:style-name="P3">Solving these challenges is an ongoing area of research, and advancements in end-to-end TTS models are likely to continue as researchers work to improve the quality and efficiency of direct waveform synthesis from 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16:54.573227444</meta:creation-date>
    <meta:editing-duration>PT4H20M41S</meta:editing-duration>
    <meta:editing-cycles>7</meta:editing-cycles>
    <meta:generator>LibreOffice/7.3.7.2$Linux_X86_64 LibreOffice_project/30$Build-2</meta:generator>
    <dc:date>2023-09-13T20:04:01.547725709</dc:date>
    <meta:document-statistic meta:table-count="0" meta:image-count="0" meta:object-count="0" meta:page-count="15" meta:paragraph-count="187" meta:word-count="4531" meta:character-count="30930" meta:non-whitespace-character-count="26357"/>
  </office:meta>
</office:document-meta>
</file>